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" style:family="table">
      <style:table-properties style:width="16.806cm" table:align="margins"/>
    </style:style>
    <style:style style:name="Tabla4.A" style:family="table-column">
      <style:table-column-properties style:column-width="8.403cm" style:rel-column-width="32767*"/>
    </style:style>
    <style:style style:name="Tabla4.B" style:family="table-column">
      <style:table-column-properties style:column-width="8.403cm" style:rel-column-width="32768*"/>
    </style:style>
    <style:style style:name="Tabla4.A1" style:family="table-cell">
      <style:table-cell-properties fo:background-color="#eeeeee" fo:padding="0.097cm" fo:border="0.05pt solid #000000">
        <style:background-image/>
      </style:table-cell-properties>
    </style:style>
    <style:style style:name="Tabla4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fo:padding="0.097cm" fo:border-left="0.05pt solid #000000" fo:border-right="none" fo:border-top="none" fo:border-bottom="0.05pt solid #000000"/>
    </style:style>
    <style:style style:name="Tab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8" style:family="table-cell">
      <style:table-cell-properties fo:padding="0.097cm" fo:border-left="0.05pt solid #000000" fo:border-right="none" fo:border-top="none" fo:border-bottom="0.05pt solid #000000"/>
    </style:style>
    <style:style style:name="Tabla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9" style:family="table-cell">
      <style:table-cell-properties fo:padding="0.097cm" fo:border-left="0.05pt solid #000000" fo:border-right="none" fo:border-top="none" fo:border-bottom="0.05pt solid #000000"/>
    </style:style>
    <style:style style:name="Tabla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0" style:family="table-cell">
      <style:table-cell-properties fo:padding="0.097cm" fo:border-left="0.05pt solid #000000" fo:border-right="none" fo:border-top="none" fo:border-bottom="0.05pt solid #000000"/>
    </style:style>
    <style:style style:name="Tabla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1" style:family="table-cell">
      <style:table-cell-properties fo:padding="0.097cm" fo:border-left="0.05pt solid #000000" fo:border-right="none" fo:border-top="none" fo:border-bottom="0.05pt solid #000000"/>
    </style:style>
    <style:style style:name="Tabla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2" style:family="table-cell">
      <style:table-cell-properties fo:padding="0.097cm" fo:border-left="0.05pt solid #000000" fo:border-right="none" fo:border-top="none" fo:border-bottom="0.05pt solid #000000"/>
    </style:style>
    <style:style style:name="Tabla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8.403cm" style:rel-column-width="32767*"/>
    </style:style>
    <style:style style:name="Tabla3.B" style:family="table-column">
      <style:table-column-properties style:column-width="8.403cm" style:rel-column-width="32768*"/>
    </style:style>
    <style:style style:name="Tabla3.A1" style:family="table-cell">
      <style:table-cell-properties fo:background-color="#eeeeee" fo:padding="0.097cm" fo:border="0.05pt solid #000000">
        <style:background-image/>
      </style:table-cell-properties>
    </style:style>
    <style:style style:name="Tabla3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806cm" table:align="margins"/>
    </style:style>
    <style:style style:name="Tabla4.A" style:family="table-column">
      <style:table-column-properties style:column-width="8.403cm" style:rel-column-width="32767*"/>
    </style:style>
    <style:style style:name="Tabla4.B" style:family="table-column">
      <style:table-column-properties style:column-width="8.403cm" style:rel-column-width="32768*"/>
    </style:style>
    <style:style style:name="Tabla4.A1" style:family="table-cell">
      <style:table-cell-properties fo:background-color="#eeeeee" fo:padding="0.097cm" fo:border="0.05pt solid #000000">
        <style:background-image/>
      </style:table-cell-properties>
    </style:style>
    <style:style style:name="Tabla4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fo:padding="0.097cm" fo:border-left="0.05pt solid #000000" fo:border-right="none" fo:border-top="none" fo:border-bottom="0.05pt solid #000000"/>
    </style:style>
    <style:style style:name="Tab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8" style:family="table-cell">
      <style:table-cell-properties fo:padding="0.097cm" fo:border-left="0.05pt solid #000000" fo:border-right="none" fo:border-top="none" fo:border-bottom="0.05pt solid #000000"/>
    </style:style>
    <style:style style:name="Tabla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9" style:family="table-cell">
      <style:table-cell-properties fo:padding="0.097cm" fo:border-left="0.05pt solid #000000" fo:border-right="none" fo:border-top="none" fo:border-bottom="0.05pt solid #000000"/>
    </style:style>
    <style:style style:name="Tabla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0" style:family="table-cell">
      <style:table-cell-properties fo:padding="0.097cm" fo:border-left="0.05pt solid #000000" fo:border-right="none" fo:border-top="none" fo:border-bottom="0.05pt solid #000000"/>
    </style:style>
    <style:style style:name="Tabla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1" style:family="table-cell">
      <style:table-cell-properties fo:padding="0.097cm" fo:border-left="0.05pt solid #000000" fo:border-right="none" fo:border-top="none" fo:border-bottom="0.05pt solid #000000"/>
    </style:style>
    <style:style style:name="Tabla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2" style:family="table-cell">
      <style:table-cell-properties fo:padding="0.097cm" fo:border-left="0.05pt solid #000000" fo:border-right="none" fo:border-top="none" fo:border-bottom="0.05pt solid #000000"/>
    </style:style>
    <style:style style:name="Tabla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8.403cm" style:rel-column-width="32767*"/>
    </style:style>
    <style:style style:name="Tabla3.B" style:family="table-column">
      <style:table-column-properties style:column-width="8.403cm" style:rel-column-width="32768*"/>
    </style:style>
    <style:style style:name="Tabla3.A1" style:family="table-cell">
      <style:table-cell-properties fo:background-color="#eeeeee" fo:padding="0.097cm" fo:border="0.05pt solid #000000">
        <style:background-image/>
      </style:table-cell-properties>
    </style:style>
    <style:style style:name="Tabla3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3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paragraph-properties fo:text-align="center" style:justify-single-word="false"/>
      <style:text-properties fo:font-weight="bold" officeooo:rsid="005d5c8b" officeooo:paragraph-rsid="005d5c8b" style:font-weight-asian="bold" style:font-weight-complex="bold"/>
    </style:style>
    <style:style style:name="P5" style:family="paragraph" style:parent-style-name="Standard">
      <style:text-properties officeooo:paragraph-rsid="005d5c8b"/>
    </style:style>
    <style:style style:name="P6" style:family="paragraph" style:parent-style-name="Standard">
      <style:text-properties officeooo:rsid="0092caed" officeooo:paragraph-rsid="005d5c8b"/>
    </style:style>
    <style:style style:name="P7" style:family="paragraph" style:parent-style-name="Table_20_Contents">
      <style:text-properties officeooo:paragraph-rsid="005d5c8b"/>
    </style:style>
    <style:style style:name="P8" style:family="paragraph" style:parent-style-name="Table_20_Contents">
      <style:paragraph-properties fo:text-align="justify" style:justify-single-word="false"/>
      <style:text-properties fo:font-size="9pt" fo:font-weight="bold" officeooo:rsid="009378d4" officeooo:paragraph-rsid="005d5c8b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size="9pt" fo:font-weight="bold" officeooo:rsid="0092caed" officeooo:paragraph-rsid="005d5c8b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size="9pt" fo:font-weight="bold" officeooo:rsid="0060b8bb" officeooo:paragraph-rsid="0060b8bb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size="9pt" fo:font-weight="bold" officeooo:rsid="00628473" officeooo:paragraph-rsid="00628473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size="9pt" officeooo:rsid="0092caed" officeooo:paragraph-rsid="005d5c8b" style:font-size-asian="9pt" style:font-size-complex="9pt"/>
    </style:style>
    <style:style style:name="P13" style:family="paragraph" style:parent-style-name="Table_20_Contents">
      <style:paragraph-properties fo:text-align="justify" style:justify-single-word="false"/>
      <style:text-properties fo:font-size="9pt" officeooo:rsid="009378d4" officeooo:paragraph-rsid="005d5c8b" style:font-size-asian="9pt" style:font-size-complex="9pt"/>
    </style:style>
    <style:style style:name="P14" style:family="paragraph" style:parent-style-name="Table_20_Contents">
      <style:paragraph-properties fo:text-align="justify" style:justify-single-word="false"/>
      <style:text-properties fo:font-size="9pt" officeooo:rsid="009901b8" officeooo:paragraph-rsid="005d5c8b" style:font-size-asian="9pt" style:font-size-complex="9pt"/>
    </style:style>
    <style:style style:name="P15" style:family="paragraph" style:parent-style-name="Text_20_body">
      <style:text-properties officeooo:rsid="0092caed" officeooo:paragraph-rsid="005d5c8b"/>
    </style:style>
    <style:style style:name="P16" style:family="paragraph" style:parent-style-name="Text_20_body">
      <style:text-properties officeooo:rsid="0092caed" officeooo:paragraph-rsid="0060b8bb"/>
    </style:style>
    <style:style style:name="P17" style:family="paragraph" style:parent-style-name="Table_20_Contents">
      <style:paragraph-properties fo:text-align="justify" style:justify-single-word="false"/>
      <style:text-properties fo:font-size="9pt" fo:font-weight="bold" officeooo:rsid="00628473" officeooo:paragraph-rsid="005d5c8b" style:font-size-asian="9pt" style:font-weight-asian="bold" style:font-size-complex="9pt" style:font-weight-complex="bold"/>
    </style:style>
    <style:style style:name="P18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9" style:family="paragraph" style:parent-style-name="Text_20_body">
      <style:text-properties officeooo:rsid="0092caed" officeooo:paragraph-rsid="0066c0ac"/>
    </style:style>
    <style:style style:name="P20" style:family="paragraph" style:parent-style-name="Text_20_body">
      <style:text-properties officeooo:rsid="0092caed" officeooo:paragraph-rsid="00676865"/>
    </style:style>
    <style:style style:name="P21" style:family="paragraph" style:parent-style-name="Text_20_body">
      <style:text-properties officeooo:rsid="0066c0ac" officeooo:paragraph-rsid="0066c0ac"/>
    </style:style>
    <style:style style:name="P22" style:family="paragraph" style:parent-style-name="Text_20_body">
      <style:text-properties officeooo:rsid="00676865" officeooo:paragraph-rsid="0067686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65245e" style:font-weight-asian="bold" style:font-weight-complex="bold"/>
    </style:style>
    <style:style style:name="T4" style:family="text">
      <style:text-properties officeooo:rsid="005d5c8b"/>
    </style:style>
    <style:style style:name="T5" style:family="text">
      <style:text-properties officeooo:rsid="009378d4"/>
    </style:style>
    <style:style style:name="T6" style:family="text">
      <style:text-properties officeooo:rsid="005e9649"/>
    </style:style>
    <style:style style:name="T7" style:family="text">
      <style:text-properties fo:color="#c9211e" loext:opacity="100%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972248155904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Standard"/>
      <text:p text:style-name="P4">Sistemas de archivos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1972248160800">
          <table:table-cell table:style-name="Tabla9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Dado un sistema de ficheros que dispone de la siguiente tabla FAT:</text:p>
          </table:table-cell>
        </table:table-row>
        <table:table-row table:style-name="TableLine1972248182016">
          <table:table-cell table:style-name="Tabla9.A2" table:number-columns-spanned="2" office:value-type="string">
            <text:p text:style-name="Table_20_Contents"/>
            <text:p text:style-name="P7"/>
            <table:table table:name="Tabla4" table:style-name="Tabla4">
              <table:table-column table:style-name="Tabla4.A"/>
              <table:table-column table:style-name="Tabla4.B"/>
              <table:table-row table:style-name="TableLine1972248165696">
                <table:table-cell table:style-name="Tabla4.A1" table:number-columns-spanned="2" office:value-type="string">
                  <text:p text:style-name="P10">Tabla FAT</text:p>
                  <text:p text:style-name="P10"/>
                  <text:p text:style-name="P10">Etiquetas:</text:p>
                  <text:p text:style-name="P10">x → Indica bloque sin usar</text:p>
                  <text:p text:style-name="P10">E → Entrada de directorios raiz</text:p>
                  <text:p text:style-name="P11">BAD → Bloque defectuoso</text:p>
                  <text:p text:style-name="P11">EOF → End Of File</text:p>
                  <text:p text:style-name="P11">n.º → Bloque siguiente</text:p>
                  <text:p text:style-name="P10"/>
                </table:table-cell>
                <table:covered-table-cell/>
              </table:table-row>
              <table:table-row table:style-name="TableLine1972248162432">
                <table:table-cell table:style-name="Tabla4.A2" office:value-type="string">
                  <text:p text:style-name="P8">Bloque</text:p>
                </table:table-cell>
                <table:table-cell table:style-name="Tabla4.B2" office:value-type="string">
                  <text:p text:style-name="P8">Etiqueta</text:p>
                </table:table-cell>
              </table:table-row>
              <table:table-row table:style-name="TableLine1972248156448">
                <table:table-cell table:style-name="Tabla4.A12" office:value-type="string">
                  <text:p text:style-name="P12">0</text:p>
                </table:table-cell>
                <table:table-cell table:style-name="Tabla4.B12" office:value-type="string">
                  <text:p text:style-name="P12">x</text:p>
                </table:table-cell>
              </table:table-row>
              <table:table-row table:style-name="TableLine1972248151824">
                <table:table-cell table:style-name="Tabla4.A12" office:value-type="string">
                  <text:p text:style-name="P12">1</text:p>
                </table:table-cell>
                <table:table-cell table:style-name="Tabla4.B12" office:value-type="string">
                  <text:p text:style-name="P12">x</text:p>
                </table:table-cell>
              </table:table-row>
              <table:table-row table:style-name="TableLine1972248158896">
                <table:table-cell table:style-name="Tabla4.A12" office:value-type="string">
                  <text:p text:style-name="P12">2</text:p>
                </table:table-cell>
                <table:table-cell table:style-name="Tabla4.B12" office:value-type="string">
                  <text:p text:style-name="P13">x</text:p>
                </table:table-cell>
              </table:table-row>
              <table:table-row table:style-name="TableLine1972248155632">
                <table:table-cell table:style-name="Tabla4.A12" office:value-type="string">
                  <text:p text:style-name="P12">3</text:p>
                </table:table-cell>
                <table:table-cell table:style-name="Tabla4.B12" office:value-type="string">
                  <text:p text:style-name="P12">E</text:p>
                </table:table-cell>
              </table:table-row>
              <table:table-row table:style-name="TableLine1972248151008">
                <table:table-cell table:style-name="Tabla4.A12" office:value-type="string">
                  <text:p text:style-name="P12">4</text:p>
                </table:table-cell>
                <table:table-cell table:style-name="Tabla4.B12" office:value-type="string">
                  <text:p text:style-name="P13">6</text:p>
                </table:table-cell>
              </table:table-row>
              <table:table-row table:style-name="TableLine1972248154272">
                <table:table-cell table:style-name="Tabla4.A12" office:value-type="string">
                  <text:p text:style-name="P12">5</text:p>
                </table:table-cell>
                <table:table-cell table:style-name="Tabla4.B12" office:value-type="string">
                  <text:p text:style-name="P12">BAD</text:p>
                </table:table-cell>
              </table:table-row>
              <table:table-row table:style-name="TableLine1972248159168">
                <table:table-cell table:style-name="Tabla4.A12" office:value-type="string">
                  <text:p text:style-name="P12">6</text:p>
                </table:table-cell>
                <table:table-cell table:style-name="Tabla4.B12" office:value-type="string">
                  <text:p text:style-name="P13">7</text:p>
                </table:table-cell>
              </table:table-row>
              <table:table-row table:style-name="TableLine1972248152096">
                <table:table-cell table:style-name="Tabla4.A12" office:value-type="string">
                  <text:p text:style-name="P12">7</text:p>
                </table:table-cell>
                <table:table-cell table:style-name="Tabla4.B12" office:value-type="string">
                  <text:p text:style-name="P12">EOF</text:p>
                </table:table-cell>
              </table:table-row>
              <table:table-row table:style-name="TableLine1972248153184">
                <table:table-cell table:style-name="Tabla4.A12" office:value-type="string">
                  <text:p text:style-name="P12">8</text:p>
                </table:table-cell>
                <table:table-cell table:style-name="Tabla4.B12" office:value-type="string">
                  <text:p text:style-name="P13">5</text:p>
                </table:table-cell>
              </table:table-row>
              <table:table-row table:style-name="TableLine1972248154544">
                <table:table-cell table:style-name="Tabla4.A12" office:value-type="string">
                  <text:p text:style-name="P14">9</text:p>
                </table:table-cell>
                <table:table-cell table:style-name="Tabla4.B12" office:value-type="string">
                  <text:p text:style-name="P12">EOF</text:p>
                </table:table-cell>
              </table:table-row>
            </table:table>
            <text:p text:style-name="P5"/>
            <text:p text:style-name="P16">Donde la tabla de entrada de directorios<text:span text:style-name="T4"> </text:span>raíz <text:span text:style-name="T4">(E)</text:span> situada en el bloque <text:span text:style-name="T5">3</text:span> contiene lo siguiente:</text:p>
            <table:table table:name="Tabla3" table:style-name="Tabla3">
              <table:table-column table:style-name="Tabla3.A"/>
              <table:table-column table:style-name="Tabla3.B"/>
              <table:table-row table:style-name="TableLine1972248159984">
                <table:table-cell table:style-name="Tabla3.A1" table:number-columns-spanned="2" office:value-type="string">
                  <text:p text:style-name="P10">Entrada de directorios raiz</text:p>
                </table:table-cell>
                <table:covered-table-cell/>
              </table:table-row>
              <table:table-row table:style-name="TableLine1972248157264">
                <table:table-cell table:style-name="Tabla3.A2" office:value-type="string">
                  <text:p text:style-name="P17">Nombre de arquivo</text:p>
                </table:table-cell>
                <table:table-cell table:style-name="Tabla3.B2" office:value-type="string">
                  <text:p text:style-name="P9">Bloque</text:p>
                </table:table-cell>
              </table:table-row>
              <table:table-row table:style-name="TableLine1972248158352">
                <table:table-cell table:style-name="Tabla3.A6" office:value-type="string">
                  <text:p text:style-name="P12">Imagen.png</text:p>
                </table:table-cell>
                <table:table-cell table:style-name="Tabla3.B6" office:value-type="string">
                  <text:p text:style-name="P13">4</text:p>
                </table:table-cell>
              </table:table-row>
              <table:table-row table:style-name="TableLine1972248184192">
                <table:table-cell table:style-name="Tabla3.A6" office:value-type="string">
                  <text:p text:style-name="P12">Archivo.txt</text:p>
                </table:table-cell>
                <table:table-cell table:style-name="Tabla3.B6" office:value-type="string">
                  <text:p text:style-name="P13">9</text:p>
                </table:table-cell>
              </table:table-row>
              <table:table-row table:style-name="TableLine1972248173312">
                <table:table-cell table:style-name="Tabla3.A6" office:value-type="string">
                  <text:p text:style-name="P12">Archivo2.txt</text:p>
                </table:table-cell>
                <table:table-cell table:style-name="Tabla3.B6" office:value-type="string">
                  <text:p text:style-name="P13">5</text:p>
                </table:table-cell>
              </table:table-row>
              <table:table-row table:style-name="TableLine1972248177392">
                <table:table-cell table:style-name="Tabla3.A6" office:value-type="string">
                  <text:p text:style-name="P12">Imagen2.png</text:p>
                </table:table-cell>
                <table:table-cell table:style-name="Tabla3.B6" office:value-type="string">
                  <text:p text:style-name="P13">8</text:p>
                </table:table-cell>
              </table:table-row>
            </table:table>
            <text:p text:style-name="P6"/>
            <text:p text:style-name="P6"/>
            <text:p text:style-name="P15"><text:span text:style-name="T6">1.1</text:span> Indica si hay alguna incoherencia en la configuración actual mostrada en la tabla FAT y en la tabla de entrada de directorios raíz.</text:p>
            <text:p text:style-name="P15"><text:span text:style-name="T6">1.2</text:span> Indica cuántos acceso a bloque serán necesarios para alcanzar el último bloque del fichero Imagen.png (considerar el acceso a bloque que supone la consulta sobre la entrada del directorio)</text:p>
          </table:table-cell>
          <table:covered-table-cell/>
        </table:table-row>
      </table:table>
      <text:p text:style-name="P18"><text:soft-page-break/>(Completar...)</text:p>
      <text:p text:style-name="Text_20_body"/>
      <text:p text:style-name="Text_20_body"/>
      <text:p text:style-name="P19"><text:span text:style-name="T6">1.1</text:span> Indica si hay alguna incoherencia en la configuración actual mostrada en la tabla FAT y en la tabla de entrada de directorios raíz.</text:p>
      <text:p text:style-name="P19"/>
      <text:p text:style-name="P21">Imagen.png → 4 → 6 → 7 → EOF</text:p>
      <text:p text:style-name="P21">Archivo.txt → 9 → EOF</text:p>
      <text:p text:style-name="P21">Archivo2.txt → <text:span text:style-name="T7">5 </text:span>→ BAD</text:p>
      <text:p text:style-name="P21">Imagen2.png → 8 → <text:span text:style-name="T7">5</text:span> → BAD</text:p>
      <text:p text:style-name="P21"/>
      <text:p text:style-name="P21">El archivo2 está defectuoso y la imagen2 ocupa el mismo bloque y también está defectuoso.</text:p>
      <text:p text:style-name="P21">(Si un archivo ocupa el mismo bloque que otro es un error de directorio)</text:p>
      <text:p text:style-name="P21"/>
      <text:p text:style-name="P20"><text:span text:style-name="T6">1.2</text:span> Indica cuántos acceso a bloque serán necesarios para alcanzar el último bloque del fichero Imagen.png (considerar el acceso a bloque que supone la consulta sobre la entrada del directorio)</text:p>
      <text:p text:style-name="P22">(Acceso al bloque 3) Imagen.png 4 (acceso) <text:s/>→ 6 (acceso) → 7 (acceso) → EOF</text:p>
      <text:p text:style-name="P22">Serán necesarios 4 bloques de acceso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11-14T17:37:37.913000000</dc:date>
    <meta:editing-duration>PT9H12M43S</meta:editing-duration>
    <meta:editing-cycles>151</meta:editing-cycles>
    <meta:generator>LibreOffice/7.1.2.2$Windows_X86_64 LibreOffice_project/8a45595d069ef5570103caea1b71cc9d82b2aae4</meta:generator>
    <meta:document-statistic meta:table-count="4" meta:image-count="2" meta:object-count="0" meta:page-count="2" meta:paragraph-count="60" meta:word-count="290" meta:character-count="1534" meta:non-whitespace-character-count="1300"/>
  </office:meta>
</office:document-meta>
</file>